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rect draw:style-name="gr1" draw:text-style-name="P1" draw:layer="layout" svg:width="10.4cm" svg:height="10.2cm" svg:x="4.4cm" svg:y="1cm">
            <text:p/>
          </draw:rect>
          <draw:rect draw:style-name="gr2" draw:text-style-name="P2" draw:layer="layout" svg:width="10cm" svg:height="1.9cm" svg:x="4.6cm" svg:y="1.2cm">
            <text:p text:style-name="P2"><text:span text:style-name="T1">top</text:span></text:p>
          </draw:rect>
          <draw:rect draw:style-name="gr2" draw:text-style-name="P2" draw:layer="layout" svg:width="10cm" svg:height="1.9cm" svg:x="4.6cm" svg:y="9cm">
            <text:p text:style-name="P3"><text:span text:style-name="T1">bottom</text:span></text:p>
          </draw:rect>
          <draw:rect draw:style-name="gr2" draw:text-style-name="P2" draw:layer="layout" svg:width="2.2cm" svg:height="5.5cm" svg:x="4.6cm" svg:y="3.3cm">
            <text:p text:style-name="P3"><text:span text:style-name="T1">left</text:span></text:p>
          </draw:rect>
          <draw:rect draw:style-name="gr2" draw:text-style-name="P2" draw:layer="layout" svg:width="2.2cm" svg:height="5.5cm" svg:x="12.4cm" svg:y="3.3cm">
            <text:p text:style-name="P3"><text:span text:style-name="T1">right</text:span></text:p>
          </draw:rect>
          <draw:custom-shape draw:style-name="gr3" draw:text-style-name="P1" draw:layer="layout" svg:width="0.9cm" svg:height="0.9cm" svg:x="9.15cm" svg:y="2.2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0.9cm" svg:x="5.9cm" svg:y="5.5cm">
            <text:p text:style-name="P1">l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0.9cm" svg:x="12.4cm" svg:y="5.5cm">
            <text:p text:style-name="P1">r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0.9cm" svg:x="9.15cm" svg:y="9cm">
            <text:p text:style-name="P1">b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1.6cm" svg:height="1.6cm" svg:x="1cm" svg:y="12.2cm">
          <text:p text:style-name="P1">t</text:p>
          <draw:enhanced-geometry svg:viewBox="0 0 21600 21600" draw:type="rectangle" draw:enhanced-path="M 0 0 L 21600 0 21600 21600 0 21600 0 0 Z N"/>
        </draw:custom-shape>
        <draw:rect draw:style-name="gr4" draw:text-style-name="P4" xml:id="id2" draw:id="id2" draw:layer="layout" svg:width="3cm" svg:height="1cm" svg:x="3.1cm" svg:y="14.3cm">
          <text:p text:style-name="P1"><text:span text:style-name="T2">top</text:span><text:span text:style-name="T2">高度</text:span></text:p>
        </draw:rect>
        <draw:rect draw:style-name="gr4" draw:text-style-name="P4" xml:id="id3" draw:id="id3" draw:layer="layout" svg:width="3cm" svg:height="1cm" svg:x="3.1cm" svg:y="15.8cm">
          <text:p text:style-name="P1"><text:span text:style-name="T2">right</text:span><text:span text:style-name="T2">高度</text:span></text:p>
        </draw:rect>
        <draw:rect draw:style-name="gr4" draw:text-style-name="P4" xml:id="id4" draw:id="id4" draw:layer="layout" svg:width="3cm" svg:height="1cm" svg:x="3.1cm" svg:y="17.2cm">
          <text:p text:style-name="P1"><text:span text:style-name="T2">left</text:span><text:span text:style-name="T2">高度</text:span></text:p>
        </draw:rect>
        <draw:rect draw:style-name="gr4" draw:text-style-name="P4" xml:id="id5" draw:id="id5" draw:layer="layout" svg:width="3cm" svg:height="1cm" svg:x="3.1cm" svg:y="18.5cm">
          <text:p text:style-name="P1"><text:span text:style-name="T2">r</text:span><text:span text:style-name="T2">位置</text:span></text:p>
        </draw:rect>
        <draw:rect draw:style-name="gr4" draw:text-style-name="P4" xml:id="id6" draw:id="id6" draw:layer="layout" svg:width="3cm" svg:height="1cm" svg:x="3.1cm" svg:y="19.7cm">
          <text:p text:style-name="P1"><text:span text:style-name="T2">l</text:span><text:span text:style-name="T2">位置</text:span></text:p>
        </draw:rect>
        <draw:connector draw:style-name="gr5" draw:text-style-name="P1" draw:layer="layout" svg:x1="1.8cm" svg:y1="13.8cm" svg:x2="3.1cm" svg:y2="14.8cm" draw:start-shape="id1" draw:start-glue-point="2" draw:end-shape="id2" draw:end-glue-point="3" svg:d="M1800 13800v1000h1300">
          <text:p/>
        </draw:connector>
        <draw:connector draw:style-name="gr5" draw:text-style-name="P1" draw:layer="layout" svg:x1="1.8cm" svg:y1="13.8cm" svg:x2="3.1cm" svg:y2="16.3cm" draw:start-shape="id1" draw:start-glue-point="2" draw:end-shape="id3" draw:end-glue-point="3" svg:d="M1800 13800v2500h1300">
          <text:p/>
        </draw:connector>
        <draw:connector draw:style-name="gr5" draw:text-style-name="P1" draw:layer="layout" svg:x1="1.8cm" svg:y1="13.8cm" svg:x2="3.1cm" svg:y2="17.7cm" draw:start-shape="id1" draw:start-glue-point="2" draw:end-shape="id4" draw:end-glue-point="3" svg:d="M1800 13800v3900h1300">
          <text:p/>
        </draw:connector>
        <draw:connector draw:style-name="gr5" draw:text-style-name="P1" draw:layer="layout" svg:x1="1.8cm" svg:y1="13.8cm" svg:x2="3.1cm" svg:y2="19cm" draw:start-shape="id1" draw:start-glue-point="2" draw:end-shape="id5" draw:end-glue-point="3" svg:d="M1800 13800v5200h1300">
          <text:p/>
        </draw:connector>
        <draw:connector draw:style-name="gr5" draw:text-style-name="P1" draw:layer="layout" svg:x1="1.8cm" svg:y1="13.8cm" svg:x2="3.1cm" svg:y2="20.2cm" draw:start-shape="id1" draw:start-glue-point="2" draw:end-shape="id6" draw:end-glue-point="3" svg:d="M1800 13800v6400h1300">
          <text:p/>
        </draw:connector>
        <draw:custom-shape draw:style-name="gr3" draw:text-style-name="P1" xml:id="id7" draw:id="id7" draw:layer="layout" svg:width="1.6cm" svg:height="1.6cm" svg:x="6.6cm" svg:y="12.2cm">
          <text:p text:style-name="P1">r</text:p>
          <draw:enhanced-geometry svg:viewBox="0 0 21600 21600" draw:type="rectangle" draw:enhanced-path="M 0 0 L 21600 0 21600 21600 0 21600 0 0 Z N"/>
        </draw:custom-shape>
        <draw:rect draw:style-name="gr4" draw:text-style-name="P4" xml:id="id8" draw:id="id8" draw:layer="layout" svg:width="2.6cm" svg:height="1cm" svg:x="8.6cm" svg:y="14.3cm">
          <text:p text:style-name="P1"><text:span text:style-name="T2">right</text:span><text:span text:style-name="T2">寬度</text:span></text:p>
        </draw:rect>
        <draw:connector draw:style-name="gr5" draw:text-style-name="P1" draw:layer="layout" svg:x1="7.4cm" svg:y1="13.8cm" svg:x2="8.6cm" svg:y2="14.8cm" draw:start-shape="id7" draw:start-glue-point="2" draw:end-shape="id8" draw:end-glue-point="3" svg:d="M7400 13800v1000h1200">
          <text:p/>
        </draw:connector>
        <draw:rect draw:style-name="gr4" draw:text-style-name="P4" xml:id="id9" draw:id="id9" draw:layer="layout" svg:width="2.6cm" svg:height="1cm" svg:x="8.6cm" svg:y="15.6cm">
          <text:p text:style-name="P1"><text:span text:style-name="T2">t</text:span><text:span text:style-name="T2">位置</text:span></text:p>
        </draw:rect>
        <draw:rect draw:style-name="gr4" draw:text-style-name="P4" xml:id="id10" draw:id="id10" draw:layer="layout" svg:width="2.6cm" svg:height="1cm" svg:x="8.6cm" svg:y="17cm">
          <text:p text:style-name="P1"><text:span text:style-name="T2">b</text:span><text:span text:style-name="T2">位置</text:span></text:p>
        </draw:rect>
        <draw:connector draw:style-name="gr5" draw:text-style-name="P1" draw:layer="layout" svg:x1="7.4cm" svg:y1="13.8cm" svg:x2="8.6cm" svg:y2="16.1cm" draw:start-shape="id7" draw:start-glue-point="2" draw:end-shape="id9" draw:end-glue-point="3" svg:d="M7400 13800v2300h1200">
          <text:p/>
        </draw:connector>
        <draw:connector draw:style-name="gr5" draw:text-style-name="P1" draw:layer="layout" svg:x1="7.4cm" svg:y1="13.8cm" svg:x2="8.6cm" svg:y2="17.5cm" draw:start-shape="id7" draw:start-glue-point="2" draw:end-shape="id10" draw:end-glue-point="3" svg:d="M7400 13800v3700h1200">
          <text:p/>
        </draw:connector>
        <draw:custom-shape draw:style-name="gr3" draw:text-style-name="P1" xml:id="id11" draw:id="id11" draw:layer="layout" svg:width="1.6cm" svg:height="1.6cm" svg:x="11.8cm" svg:y="12.2cm">
          <text:p text:style-name="P1">l</text:p>
          <draw:enhanced-geometry svg:viewBox="0 0 21600 21600" draw:type="rectangle" draw:enhanced-path="M 0 0 L 21600 0 21600 21600 0 21600 0 0 Z N"/>
        </draw:custom-shape>
        <draw:rect draw:style-name="gr4" draw:text-style-name="P4" xml:id="id12" draw:id="id12" draw:layer="layout" svg:width="2.6cm" svg:height="1cm" svg:x="13.9cm" svg:y="14.3cm">
          <text:p text:style-name="P1"><text:span text:style-name="T2">left</text:span><text:span text:style-name="T2">寬度</text:span></text:p>
        </draw:rect>
        <draw:rect draw:style-name="gr4" draw:text-style-name="P4" xml:id="id13" draw:id="id13" draw:layer="layout" svg:width="2.6cm" svg:height="1cm" svg:x="13.9cm" svg:y="15.6cm">
          <text:p text:style-name="P1"><text:span text:style-name="T2">t</text:span><text:span text:style-name="T2">位置</text:span></text:p>
        </draw:rect>
        <draw:rect draw:style-name="gr4" draw:text-style-name="P4" xml:id="id14" draw:id="id14" draw:layer="layout" svg:width="2.6cm" svg:height="1cm" svg:x="13.9cm" svg:y="17cm">
          <text:p text:style-name="P1"><text:span text:style-name="T2">b</text:span><text:span text:style-name="T2">位置</text:span></text:p>
        </draw:rect>
        <draw:connector draw:style-name="gr5" draw:text-style-name="P1" draw:layer="layout" svg:x1="12.6cm" svg:y1="13.8cm" svg:x2="13.9cm" svg:y2="14.8cm" draw:start-shape="id11" draw:start-glue-point="2" draw:end-shape="id12" draw:end-glue-point="3" svg:d="M12600 13800v1000h1300">
          <text:p/>
        </draw:connector>
        <draw:connector draw:style-name="gr5" draw:text-style-name="P1" draw:layer="layout" svg:x1="12.6cm" svg:y1="13.8cm" svg:x2="13.9cm" svg:y2="16.1cm" draw:start-shape="id11" draw:start-glue-point="2" draw:end-shape="id13" draw:end-glue-point="3" svg:d="M12600 13800v2300h1300">
          <text:p/>
        </draw:connector>
        <draw:connector draw:style-name="gr5" draw:text-style-name="P1" draw:layer="layout" svg:x1="12.6cm" svg:y1="13.8cm" svg:x2="13.9cm" svg:y2="17.5cm" draw:start-shape="id11" draw:start-glue-point="2" draw:end-shape="id14" draw:end-glue-point="3" svg:d="M12600 13800v3700h1300">
          <text:p/>
        </draw:connector>
        <draw:custom-shape draw:style-name="gr3" draw:text-style-name="P1" xml:id="id15" draw:id="id15" draw:layer="layout" svg:width="1.6cm" svg:height="1.6cm" svg:x="8.3cm" svg:y="19.8cm">
          <text:p text:style-name="P1">b</text:p>
          <draw:enhanced-geometry svg:viewBox="0 0 21600 21600" draw:type="rectangle" draw:enhanced-path="M 0 0 L 21600 0 21600 21600 0 21600 0 0 Z N"/>
        </draw:custom-shape>
        <draw:rect draw:style-name="gr4" draw:text-style-name="P4" xml:id="id16" draw:id="id16" draw:layer="layout" svg:width="3cm" svg:height="1cm" svg:x="10.25cm" svg:y="21.8cm">
          <text:p text:style-name="P1"><text:span text:style-name="T2">bottom</text:span><text:span text:style-name="T2">高度</text:span></text:p>
        </draw:rect>
        <draw:connector draw:style-name="gr5" draw:text-style-name="P1" draw:layer="layout" svg:x1="9.1cm" svg:y1="21.4cm" svg:x2="10.25cm" svg:y2="22.3cm" draw:start-shape="id15" draw:start-glue-point="2" draw:end-shape="id16" draw:end-glue-point="3" svg:d="M9100 21400v900h1150">
          <text:p/>
        </draw:connector>
        <draw:rect draw:style-name="gr4" draw:text-style-name="P4" xml:id="id17" draw:id="id17" draw:layer="layout" svg:width="3cm" svg:height="1cm" svg:x="10.25cm" svg:y="23.2cm">
          <text:p text:style-name="P1"><text:span text:style-name="T2">right</text:span><text:span text:style-name="T2">高度</text:span></text:p>
        </draw:rect>
        <draw:rect draw:style-name="gr4" draw:text-style-name="P4" xml:id="id18" draw:id="id18" draw:layer="layout" svg:width="3cm" svg:height="1cm" svg:x="10.25cm" svg:y="24.6cm">
          <text:p text:style-name="P1"><text:span text:style-name="T2">left</text:span><text:span text:style-name="T2">高度</text:span></text:p>
        </draw:rect>
        <draw:connector draw:style-name="gr5" draw:text-style-name="P1" draw:layer="layout" svg:x1="9.1cm" svg:y1="21.4cm" svg:x2="10.25cm" svg:y2="23.7cm" draw:start-shape="id15" draw:start-glue-point="2" draw:end-shape="id17" draw:end-glue-point="3" svg:d="M9100 21400v2300h1150">
          <text:p/>
        </draw:connector>
        <draw:connector draw:style-name="gr5" draw:text-style-name="P1" draw:layer="layout" svg:x1="9.1cm" svg:y1="21.4cm" svg:x2="10.25cm" svg:y2="25.1cm" draw:start-shape="id15" draw:start-glue-point="2" draw:end-shape="id18" draw:end-glue-point="3" svg:d="M9100 21400v3700h1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7T10:55:32.84</meta:creation-date>
    <meta:generator>OpenOffice/4.1.3$Win32 OpenOffice.org_project/413m1$Build-9783</meta:generator>
    <dc:date>2018-01-27T12:24:54.88</dc:date>
    <meta:editing-duration>PT1H29M22S</meta:editing-duration>
    <meta:editing-cycles>4</meta:editing-cycles>
    <meta:document-statistic meta:object-count="42"/>
  </office:meta>
</office:document-meta>
</file>